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P7" style:family="paragraph" style:parent-style-name="Standard" style:list-style-name="">
      <style:paragraph-properties fo:margin-top="0in" fo:margin-bottom="0.0972in"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4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8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b-Eye Steak with Vidalia Onions</text:p>
      <text:p text:style-name="P4">Serves:</text:p>
      <text:p text:style-name="P3">4 servings</text:p>
      <text:p text:style-name="P3"/>
      <text:p text:style-name="P2">Ingredients</text:p>
      <text:p text:style-name="P9">4 boneless rib-eye steaks, about 1-inch thick</text:p>
      <text:p text:style-name="P9">1/4 cup extra-virgin olive oil</text:p>
      <text:p text:style-name="P9">Salt and freshly ground black pepper</text:p>
      <text:p text:style-name="P9">4 teaspoons seasoned salt (recommended: Lawry's Seasoned Salt)</text:p>
      <text:p text:style-name="P9">4 teaspoons all-purpose seasoning (recommended: McCormick's Season All)</text:p>
      <text:p text:style-name="P7">Vidalia Onions:</text:p>
      <text:p text:style-name="P10"><text:span text:style-name="T3">4 large cloves </text:span><text:a xlink:type="simple" xlink:href="http://www.foodterms.com/encyclopedia/garlic/index.html"><text:span text:style-name="T7">garlic</text:span></text:a><text:span text:style-name="T3">, finely chopped</text:span></text:p>
      <text:p text:style-name="P9">8 tablespoons salted butter</text:p>
      <text:p text:style-name="P9">4 teaspoons all-purpose seasoning (recommended: McCormick's Season All)</text:p>
      <text:p text:style-name="P9">4 Vidalia onions, peeled and halved -not through the stem end</text:p>
      <text:p text:style-name="P2">Directions</text:p>
      <text:p text:style-name="P6">For the steak:</text:p>
      <text:p text:style-name="P8"><text:a xlink:type="simple" xlink:href="http://www.foodterms.com/encyclopedia/rub/index.html"><text:span text:style-name="T7">Rub</text:span></text:a><text:span text:style-name="T3"> each steak on both sides with some of the olive oil and seasonings. </text:span><text:a xlink:type="simple" xlink:href="http://www.foodterms.com/encyclopedia/grill/index.html"><text:span text:style-name="T7">Grill</text:span></text:a><text:span text:style-name="T3"> over high heat, turning just once, to desired doneness.</text:span></text:p>
      <text:p text:style-name="P6">For the onions:</text:p>
      <text:p text:style-name="P8"><text:span text:style-name="T3">Put some of the chopped garlic, 2 tablespoons </text:span><text:a xlink:type="simple" xlink:href="http://www.foodterms.com/encyclopedia/butter/index.html"><text:span text:style-name="T7">butter</text:span></text:a><text:span text:style-name="T3">, and a teaspoon of seasoning on the cut side of each of 4 onion halves. Top each with the another half. Wrap each </text:span><text:a xlink:type="simple" xlink:href="http://www.foodterms.com/encyclopedia/onion/index.html"><text:span text:style-name="T7">onion</text:span></text:a><text:span text:style-name="T3"> completely in aluminum foil, and bury in the hot coals for about 10 minutes, until quite soft. Move to the grates to </text:span><text:a xlink:type="simple" xlink:href="http://www.foodterms.com/encyclopedia/finish/index.html"><text:span text:style-name="T7">finish</text:span></text:a><text:span text:style-name="T3"> cooking, another 5 minutes or so. The onions should be golden and soft to the point of falling apar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14:29</meta:creation-date>
    <meta:document-statistic meta:table-count="0" meta:image-count="0" meta:object-count="0" meta:page-count="1" meta:paragraph-count="19" meta:word-count="180" meta:character-count="1086"/>
    <dc:date>2011-08-09T14:16:17</dc:date>
    <dc:creator>Robert Houk</dc:creator>
    <meta:editing-duration>PT00H01M49S</meta:editing-duration>
    <meta:editing-cycles>1</meta:editing-cycles>
    <meta:generator>OpenOffice.org/3.2$Unix OpenOffice.org_project/320m18$Build-9502</meta:generator>
  </office:meta>
</office:document-meta>
</file>